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223cm"/>
    </style:style>
    <style:style style:name="Tabla1.D" style:family="table-column">
      <style:table-column-properties style:column-width="2.78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0ccb69" officeooo:paragraph-rsid="000982e5" style:font-size-asian="8pt" style:font-size-complex="8pt"/>
    </style:style>
    <style:style style:name="P10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11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12" style:family="paragraph" style:parent-style-name="Table_20_Contents">
      <style:text-properties style:font-name="Arial" fo:font-size="8pt" officeooo:rsid="0006e4ae" officeooo:paragraph-rsid="001c50c9" style:font-size-asian="8pt" style:font-size-complex="8pt"/>
    </style:style>
    <style:style style:name="P13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14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8pt" fo:font-weight="bold" officeooo:rsid="0006e4ae" officeooo:paragraph-rsid="001e2dd8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1ed87a" style:font-size-asian="8pt" style:font-weight-asian="normal" style:font-size-complex="8pt" style:font-weight-complex="normal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04a0cf" style:font-size-asian="8pt" style:font-size-complex="8pt"/>
    </style:style>
    <style:style style:name="P19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fo:font-weight="bold" officeooo:rsid="0014b791" officeooo:paragraph-rsid="0019fd82" style:font-size-asian="8pt" style:font-weight-asian="bold" style:font-size-complex="8pt" style:font-weight-complex="bold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fo:font-weight="bold" officeooo:rsid="0004a0cf" officeooo:paragraph-rsid="0019fd82" style:font-size-asian="8pt" style:font-weight-asian="bold" style:font-size-complex="8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8pt" fo:font-weight="bold" officeooo:rsid="0019fd82" officeooo:paragraph-rsid="0019fd82" style:font-size-asian="8pt" style:font-weight-asian="bold" style:font-size-complex="8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bold" officeooo:rsid="0004a0cf" officeooo:paragraph-rsid="0019fd82" fo:background-color="transparent" style:font-size-asian="8pt" style:font-weight-asian="bold" style:font-size-complex="8pt" style:font-weight-complex="bold"/>
    </style:style>
    <style:style style:name="P23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06e4ae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1f0815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06e4ae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4a0cf" officeooo:paragraph-rsid="000982e5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19fd82" officeooo:paragraph-rsid="0019fd82" style:font-size-asian="8pt" style:font-size-complex="8pt"/>
    </style:style>
    <style:style style:name="P29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04a0cf" style:font-size-asian="8pt" style:font-size-complex="8pt"/>
    </style:style>
    <style:style style:name="P30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8pt" officeooo:rsid="0006e4ae" officeooo:paragraph-rsid="0014b791" style:font-size-asian="8pt" style:font-size-complex="8pt"/>
    </style:style>
    <style:style style:name="P3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0614c4" style:font-size-asian="8pt" style:font-size-complex="8pt"/>
    </style:style>
    <style:style style:name="P3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3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bold" officeooo:rsid="0004a0cf" officeooo:paragraph-rsid="0019fd82" fo:background-color="transparent" style:font-size-asian="8pt" style:font-weight-asian="bold" style:font-size-complex="8pt" style:font-weight-complex="bold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5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6" style:family="text">
      <style:text-properties fo:color="#000000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29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1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0">Original</text:p>
            <text:p text:style-name="P21">Recibo Nro</text:p>
            <text:p text:style-name="P22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1">APELLIDO Y NOMBRE</text:p>
            <text:p text:style-name="P1"><text:span text:style-name="Line_20_numbering"><text:span text:style-name="T9"><text:placeholder text:placeholder-type="text">&lt;recibo.partner.last_name&gt;</text:placeholder></text:span></text:span><text:span text:style-name="Line_20_numbering"><text:span text:style-name="T9">, </text:span></text:span><text:span text:style-name="Line_20_numbering"><text:span text:style-name="T16"><text:s/></text:span></text:span><text:span text:style-name="Line_20_numbering"><text:span text:style-name="T9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9">DNI </text:span></text:span><text:span text:style-name="Line_20_numbering"><text:span text:style-name="T10"><text:placeholder text:placeholder-type="text">&lt;recibo.partner.dni&gt;</text:placeholder></text:span></text:span><text:span text:style-name="Line_20_numbering"><text:span text:style-name="T10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3">CUIT</text:p>
            <text:p text:style-name="P2"><text:span text:style-name="Line_20_numbering"><text:span text:style-name="T10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FECHA DE INGRESO <text:s text:c="36"/></text:p>
            <text:p text:style-name="P1"><text:span text:style-name="Line_20_numbering"><text:span text:style-name="T10"><text:placeholder text:placeholder-type="text">&lt;recibo.partner.incorporation_date&gt;</text:placeholder></text:span></text:span><text:span text:style-name="Line_20_numbering"><text:span text:style-name="T10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3">PERIODO DE LIQUIDACIÓN</text:p>
            <text:p text:style-name="P2"><text:span text:style-name="Line_20_numbering"><text:span text:style-name="T10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1">LUGAR DE TRABAJO <text:s text:c="35"/></text:p>
            <text:p text:style-name="P1"><text:span text:style-name="Line_20_numbering"><text:span text:style-name="T10"><text:placeholder text:placeholder-type="text">&lt;recibo.partner.lugar_de_trabajo&gt;</text:placeholder></text:span></text:span><text:span text:style-name="Line_20_numbering"><text:span text:style-name="T10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3">CATEGORÍA PROFESIONAL</text:p>
            <text:p text:style-name="P2"><text:span text:style-name="Line_20_numbering"><text:span text:style-name="T10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6"/>
          </table:table-cell>
          <table:table-cell table:style-name="Recibo1.A3" table:number-columns-spanned="2" office:value-type="string">
            <text:p text:style-name="P17">RETORNO</text:p>
          </table:table-cell>
          <table:covered-table-cell/>
          <table:table-cell table:style-name="Recibo1.A2" office:value-type="string">
            <text:p text:style-name="P17">DEDUCCIONES</text:p>
          </table:table-cell>
        </table:table-row>
        <table:table-row table:style-name="Recibo1.8">
          <table:table-cell table:style-name="Recibo1.A3" office:value-type="string">
            <text:p text:style-name="P32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Recibo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1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7"/>
          </table:table-cell>
        </table:table-row>
        <table:table-row>
          <table:table-cell table:style-name="Recibo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responsable_administrativo&gt;</text:placeholder></text:p>
            <text:p text:style-name="P9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8"><text:placeholder text:placeholder-type="text">&lt;company_name&gt;</text:placeholder> <text:s text:c="91"/><text:span text:style-name="T12"><text:s text:c="3"/></text:span></text:p>
            <text:p text:style-name="P29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1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19">Duplicado</text:p>
            <text:p text:style-name="P28"><text:span text:style-name="T12">R</text:span><text:span text:style-name="T11">ecibo Nro</text:span></text:p>
            <text:p text:style-name="P33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1">APELLIDO Y NOMBRE</text:p>
            <text:p text:style-name="P1"><text:span text:style-name="Line_20_numbering"><text:span text:style-name="T9"><text:placeholder text:placeholder-type="text">&lt;recibo.partner.last_name&gt;</text:placeholder></text:span></text:span><text:span text:style-name="Line_20_numbering"><text:span text:style-name="T9">, </text:span></text:span><text:span text:style-name="Line_20_numbering"><text:span text:style-name="T16"><text:s/></text:span></text:span><text:span text:style-name="Line_20_numbering"><text:span text:style-name="T9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1">TIPO Y NRO DE DOCUMENTO <text:s text:c="21"/></text:p>
            <text:p text:style-name="P1"><text:span text:style-name="Line_20_numbering"><text:span text:style-name="T9">DNI </text:span></text:span><text:span text:style-name="Line_20_numbering"><text:span text:style-name="T10"><text:placeholder text:placeholder-type="text">&lt;recibo.partner.dni&gt;</text:placeholder></text:span></text:span><text:span text:style-name="Line_20_numbering"><text:span text:style-name="T10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2">CUIT</text:p>
            <text:p text:style-name="P3"><text:span text:style-name="Line_20_numbering"><text:span text:style-name="T10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FECHA DE INGRESO <text:s text:c="36"/></text:p>
            <text:p text:style-name="P1"><text:span text:style-name="Line_20_numbering"><text:span text:style-name="T10"><text:placeholder text:placeholder-type="text">&lt;recibo.partner.incorporation_date&gt;</text:placeholder></text:span></text:span><text:span text:style-name="Line_20_numbering"><text:span text:style-name="T10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2">PERIODO DE LIQUIDACIÓN</text:p>
            <text:p text:style-name="P3"><text:span text:style-name="Line_20_numbering"><text:span text:style-name="T10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>LUGAR DE TRABAJO <text:s text:c="35"/></text:p>
            <text:p text:style-name="P1"><text:span text:style-name="Line_20_numbering"><text:span text:style-name="T10"><text:placeholder text:placeholder-type="text">&lt;recibo.partner.lugar_de_trabajo&gt;</text:placeholder></text:span></text:span><text:span text:style-name="Line_20_numbering"><text:span text:style-name="T10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2">CATEGORÍA PROFESIONAL</text:p>
            <text:p text:style-name="P3"><text:span text:style-name="Line_20_numbering"><text:span text:style-name="T10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6">CONCEPTO</text:p>
          </table:table-cell>
          <table:table-cell table:style-name="Tabla1.A3" table:number-columns-spanned="2" office:value-type="string">
            <text:p text:style-name="P16">RETORNO</text:p>
          </table:table-cell>
          <table:covered-table-cell/>
          <table:table-cell table:style-name="Tabla1.A2" office:value-type="string">
            <text:p text:style-name="P16">DEDUCCIONES</text:p>
          </table:table-cell>
        </table:table-row>
        <table:table-row table:style-name="Tabla1.8">
          <table:table-cell table:style-name="Tabla1.A3" office:value-type="string">
            <text:p text:style-name="P32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</table:table-cell>
          <table:table-cell table:style-name="Tabla1.A3" table:number-columns-spanned="2" office:value-type="string">
            <text:p text:style-name="P23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1"/>
          </table:table-cell>
        </table:table-row>
        <table:table-row table:style-name="Tabla1.9">
          <table:table-cell table:style-name="Tabla1.A3" office:value-type="string">
            <text:p text:style-name="P14"><text:span text:style-name="T19">T</text:span>OTAL</text:p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>
          <table:table-cell table:style-name="Tabla1.A2" table:number-columns-spanned="4" office:value-type="string">
            <text:p text:style-name="P10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7"/>
            <text:p text:style-name="P27"/>
            <text:p text:style-name="P30"/>
            <text:p text:style-name="P30"/>
            <text:p text:style-name="P4"><text:span text:style-name="Line_20_numbering"><text:span text:style-name="T9"><text:placeholder text:placeholder-type="text">&lt;recibo.partner.last_name&gt;</text:placeholder></text:span></text:span><text:span text:style-name="Line_20_numbering"><text:span text:style-name="T9">, </text:span></text:span><text:span text:style-name="Line_20_numbering"><text:span text:style-name="T16"><text:s/></text:span></text:span><text:span text:style-name="Line_20_numbering"><text:span text:style-name="T9"><text:placeholder text:placeholder-type="text">&lt;recibo.partner.first_name&gt;</text:placeholder></text:span></text:span></text:p>
            <text:p text:style-name="P9"/>
          </table:table-cell>
          <table:covered-table-cell/>
          <table:covered-table-cell/>
          <table:covered-table-cell/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2">
          <style:column style:rel-width="7938*" fo:start-indent="0cm" fo:end-indent="0cm"/>
          <style:column style:rel-width="833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06:33.215253267</dc:date>
    <meta:editing-duration>PT11H27M18S</meta:editing-duration>
    <meta:editing-cycles>33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139" meta:character-count="2414" meta:non-whitespace-character-count="1623"/>
  </office:meta>
</office:document-meta>
</file>